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5eb91e" draw:textarea-horizontal-align="justify" draw:textarea-vertical-align="middle" draw:auto-grow-height="false" fo:min-height="6.047cm" fo:min-width="5.79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8000" draw:textarea-horizontal-align="justify" draw:textarea-vertical-align="middle" draw:auto-grow-height="false" fo:min-height="13.351cm" fo:min-width="5.481cm" fo:padding-top="0.151cm" fo:padding-bottom="0.151cm" fo:padding-left="0.276cm" fo:padding-right="0.276cm"/>
    </style:style>
    <style:style style:name="gr3" style:family="graphic" style:parent-style-name="standard">
      <style:graphic-properties draw:fill-color="#8d1d75" draw:textarea-horizontal-align="justify" draw:textarea-vertical-align="middle" draw:auto-grow-height="false" fo:min-height="1.323cm" fo:min-width="3.54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74cm" fo:min-width="2.194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999999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fo:min-height="2.134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="Arrowheads_20_2" draw:marker-start-width="0.4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solid" draw:fill-color="#ffffff" fo:min-height="1.02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heads_20_4" draw:marker-start-width="0.459cm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="Arrowheads_20_6" draw:marker-start-width="0.4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loext:graphic-properties draw:fill="solid" draw:fill-color="#5eb91e"/>
      <style:paragraph-properties fo:text-align="center"/>
    </style:style>
    <style:style style:name="P2" style:family="paragraph">
      <loext:graphic-properties draw:fill="solid" draw:fill-color="#ff8000"/>
      <style:paragraph-properties fo:text-align="end"/>
    </style:style>
    <style:style style:name="P3" style:family="paragraph">
      <loext:graphic-properties draw:fill-color="#8d1d75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999999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49cm" svg:x="11.795cm" svg:y="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033cm" svg:height="13.653cm" svg:x="2.588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715cm" svg:height="2.223cm" svg:x="7.3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1.588cm" svg:x="8.303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858cm" svg:height="0.962cm" svg:x="8.71cm" svg:y="1.635cm">
          <draw:text-box>
            <text:p>TOMAS</text:p>
          </draw:text-box>
        </draw:frame>
        <draw:frame draw:style-name="gr6" draw:text-style-name="P6" draw:layer="layout" svg:width="2.857cm" svg:height="1.673cm" svg:x="4.175cm" svg:y="3.454cm">
          <draw:text-box>
            <text:p>Control</text:p>
            <text:p>(pc 1)</text:p>
          </draw:text-box>
        </draw:frame>
        <draw:frame draw:style-name="gr6" draw:text-style-name="P6" draw:layer="layout" svg:width="2.54cm" svg:height="1.673cm" svg:x="13.7cm" svg:y="4.81cm">
          <draw:text-box>
            <text:p>DAQ</text:p>
            <text:p>(pc 2)</text:p>
          </draw:text-box>
        </draw:frame>
        <draw:frame draw:style-name="gr7" draw:text-style-name="P7" draw:layer="layout" svg:width="4.445cm" svg:height="1.673cm" svg:x="3.222cm" svg:y="10.439cm">
          <draw:text-box>
            <text:p>Compute</text:p>
            <text:p>errors</text:p>
          </draw:text-box>
        </draw:frame>
        <draw:frame draw:style-name="gr7" draw:text-style-name="P7" draw:layer="layout" svg:width="4.445cm" svg:height="1.673cm" svg:x="3.222cm" svg:y="8.217cm">
          <draw:text-box>
            <text:p>Change Capacitors</text:p>
          </draw:text-box>
        </draw:frame>
        <draw:frame draw:style-name="gr8" draw:text-style-name="P7" draw:layer="layout" svg:width="4.445cm" svg:height="2.384cm" svg:x="12.748cm" svg:y="7.033cm">
          <draw:text-box>
            <text:p>Measure required voltages</text:p>
          </draw:text-box>
        </draw:frame>
        <draw:line draw:style-name="gr9" draw:text-style-name="P8" draw:layer="layout" svg:x1="13.065cm" svg:y1="7.35cm" svg:x2="11.16cm" svg:y2="2.905cm">
          <text:p/>
        </draw:line>
        <draw:frame draw:style-name="gr5" draw:text-style-name="P5" draw:layer="layout" svg:width="0.317cm" svg:height="0.962cm" svg:x="8.938cm" svg:y="3.53cm">
          <draw:text-box>
            <text:p>1</text:p>
          </draw:text-box>
        </draw:frame>
        <draw:frame draw:style-name="gr10" draw:text-style-name="P7" draw:layer="layout" svg:width="4.445cm" svg:height="3.806cm" svg:x="3.222cm" svg:y="12.751cm">
          <draw:text-box>
            <text:p>Determine amount of steps to move capacitors</text:p>
          </draw:text-box>
        </draw:frame>
        <draw:line draw:style-name="gr11" draw:text-style-name="P9" draw:layer="layout" svg:x1="3.223cm" svg:y1="15.288cm" svg:x2="2.27cm" svg:y2="15.288cm">
          <text:p/>
        </draw:line>
        <draw:line draw:style-name="gr11" draw:text-style-name="P9" draw:layer="layout" svg:x1="2.27cm" svg:y1="15.288cm" svg:x2="2.27cm" svg:y2="9.255cm">
          <text:p/>
        </draw:line>
        <draw:line draw:style-name="gr12" draw:text-style-name="P8" draw:layer="layout" svg:x1="3.222cm" svg:y1="9.255cm" svg:x2="2.27cm" svg:y2="9.255cm">
          <text:p/>
        </draw:line>
        <draw:line draw:style-name="gr13" draw:text-style-name="P8" draw:layer="layout" svg:x1="7.35cm" svg:y1="10.842cm" svg:x2="12.748cm" svg:y2="8.62cm">
          <text:p/>
        </draw:line>
        <draw:line draw:style-name="gr13" draw:text-style-name="P8" draw:layer="layout" svg:x1="7.032cm" svg:y1="13.065cm" svg:x2="7.032cm" svg:y2="11.795cm">
          <text:p/>
        </draw:line>
        <draw:frame draw:style-name="gr7" draw:text-style-name="P7" draw:layer="layout" svg:width="4.445cm" svg:height="1.673cm" svg:x="3.222cm" svg:y="5.762cm">
          <draw:text-box>
            <text:p>Change prematching</text:p>
          </draw:text-box>
        </draw:frame>
        <draw:line draw:style-name="gr9" draw:text-style-name="P8" draw:layer="layout" svg:x1="9.572cm" svg:y1="2.905cm" svg:x2="7.032cm" svg:y2="6.08cm">
          <text:p/>
        </draw:line>
        <draw:line draw:style-name="gr9" draw:text-style-name="P8" draw:layer="layout" svg:x1="13.055cm" svg:y1="7.324cm" svg:x2="11.15cm" svg:y2="2.879cm">
          <text:p/>
        </draw:line>
        <draw:frame draw:style-name="gr5" draw:text-style-name="P5" draw:layer="layout" svg:width="0.317cm" svg:height="0.962cm" svg:x="10.843cm" svg:y="3.53cm">
          <draw:text-box>
            <text:p>2</text:p>
          </draw:text-box>
        </draw:frame>
        <draw:frame draw:style-name="gr14" draw:text-style-name="P5" draw:layer="layout" svg:width="2.223cm" svg:height="3.806cm" svg:x="9.255cm" svg:y="9.89cm">
          <draw:text-box>
            <text:p>TCP/IP</text:p>
          </draw:text-box>
        </draw:frame>
        <draw:line draw:style-name="gr9" draw:text-style-name="P8" draw:layer="layout" svg:x1="10.207cm" svg:y1="3.222cm" svg:x2="7.35cm" svg:y2="8.93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58cm" fo:page-height="17.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6:05:00.831451271</meta:creation-date>
    <dc:date>2023-08-25T16:24:11.968482108</dc:date>
    <meta:editing-duration>PT16M40S</meta:editing-duration>
    <meta:editing-cycles>4</meta:editing-cycles>
    <meta:generator>LibreOffice/7.5.5.2$Linux_X86_64 LibreOffice_project/50$Build-2</meta:generator>
    <meta:document-statistic meta:object-count="24"/>
  </office:meta>
</office:document-meta>
</file>